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alibri" fo:font-size="10pt" officeooo:rsid="00019b0b" officeooo:paragraph-rsid="00019b0b" style:font-size-asian="10pt" style:font-size-complex="10pt"/>
    </style:style>
    <style:style style:name="P2" style:family="paragraph" style:parent-style-name="Standard">
      <style:text-properties style:font-name="Calibri" fo:font-size="10pt" officeooo:rsid="0003e359" officeooo:paragraph-rsid="0003e359" style:font-size-asian="10pt" style:font-size-complex="10pt"/>
    </style:style>
    <style:style style:name="P3" style:family="paragraph" style:parent-style-name="Standard">
      <style:text-properties style:font-name="Calibri" fo:font-size="10pt" officeooo:rsid="00049a16" officeooo:paragraph-rsid="00049a16" style:font-size-asian="10pt" style:font-size-complex="10pt"/>
    </style:style>
    <style:style style:name="P4" style:family="paragraph" style:parent-style-name="Standard">
      <style:text-properties style:font-name="Calibri" fo:font-size="10pt" officeooo:rsid="00049a16" officeooo:paragraph-rsid="0036263f" style:font-size-asian="10pt" style:font-size-complex="10pt"/>
    </style:style>
    <style:style style:name="P5" style:family="paragraph" style:parent-style-name="Standard">
      <style:text-properties style:font-name="Calibri" fo:font-size="10pt" officeooo:rsid="001f9a3f" officeooo:paragraph-rsid="001f9a3f" style:font-size-asian="10pt" style:font-size-complex="10pt"/>
    </style:style>
    <style:style style:name="P6" style:family="paragraph" style:parent-style-name="Standard">
      <style:text-properties style:font-name="Calibri" fo:font-size="10pt" officeooo:rsid="002d3ff9" officeooo:paragraph-rsid="002d3ff9" style:font-size-asian="10pt" style:font-size-complex="10pt"/>
    </style:style>
    <style:style style:name="P7" style:family="paragraph" style:parent-style-name="Standard" style:list-style-name="L2">
      <style:text-properties style:font-name="Calibri" fo:font-size="10pt" officeooo:rsid="00322469" officeooo:paragraph-rsid="00322469" style:font-size-asian="10pt" style:font-size-complex="10pt"/>
    </style:style>
    <style:style style:name="P8" style:family="paragraph" style:parent-style-name="Standard">
      <style:text-properties style:font-name="Calibri" fo:font-size="10pt" officeooo:rsid="00322469" officeooo:paragraph-rsid="00322469" style:font-size-asian="10pt" style:font-size-complex="10pt"/>
    </style:style>
    <style:style style:name="P9" style:family="paragraph" style:parent-style-name="Standard">
      <style:text-properties style:font-name="Calibri" fo:font-size="10pt" officeooo:rsid="0035763f" officeooo:paragraph-rsid="0035763f" style:font-size-asian="10pt" style:font-size-complex="10pt"/>
    </style:style>
    <style:style style:name="P10" style:family="paragraph" style:parent-style-name="Standard">
      <style:text-properties style:font-name="Calibri" fo:font-size="10pt" style:text-underline-style="none" officeooo:rsid="001f9a3f" officeooo:paragraph-rsid="001f9a3f" style:font-size-asian="10pt" style:font-size-complex="10pt"/>
    </style:style>
    <style:style style:name="P11" style:family="paragraph" style:parent-style-name="Standard">
      <style:text-properties style:font-name="Calibri" fo:font-size="10pt" style:text-underline-style="none" officeooo:rsid="00049a16" officeooo:paragraph-rsid="00049a16" style:font-size-asian="10pt" style:font-size-complex="10pt"/>
    </style:style>
    <style:style style:name="P12" style:family="paragraph" style:parent-style-name="Standard">
      <style:text-properties style:font-name="Calibri" fo:font-size="10.5pt" style:text-underline-style="solid" style:text-underline-width="auto" style:text-underline-color="font-color" fo:font-weight="normal" style:font-size-asian="10.5pt" style:font-weight-asian="normal" style:font-size-complex="10.5pt" style:font-weight-complex="normal"/>
    </style:style>
    <style:style style:name="P13" style:family="paragraph" style:parent-style-name="Standard">
      <style:text-properties style:font-name="Calibri" fo:font-size="10.5pt" style:text-underline-style="solid" style:text-underline-width="auto" style:text-underline-color="font-color" fo:font-weight="normal" officeooo:rsid="0002df94" officeooo:paragraph-rsid="0002df94" style:font-size-asian="10.5pt" style:font-weight-asian="normal" style:font-size-complex="10.5pt" style:font-weight-complex="normal"/>
    </style:style>
    <style:style style:name="P14" style:family="paragraph" style:parent-style-name="Standard">
      <style:text-properties style:font-name="Calibri" fo:font-size="10.5pt" style:text-underline-style="solid" style:text-underline-width="auto" style:text-underline-color="font-color" officeooo:rsid="00049a16" officeooo:paragraph-rsid="00049a16" style:font-size-asian="10.5pt" style:font-size-complex="10.5pt"/>
    </style:style>
    <style:style style:name="P15" style:family="paragraph" style:parent-style-name="Standard">
      <style:text-properties style:font-name="Calibri" fo:font-size="10.5pt" style:text-underline-style="solid" style:text-underline-width="auto" style:text-underline-color="font-color" officeooo:rsid="0012ac6e" officeooo:paragraph-rsid="0012ac6e" style:font-size-asian="10.5pt" style:font-size-complex="10.5pt"/>
    </style:style>
    <style:style style:name="P16" style:family="paragraph" style:parent-style-name="Standard">
      <style:text-properties style:font-name="Calibri" fo:font-size="10.5pt" style:text-underline-style="solid" style:text-underline-width="auto" style:text-underline-color="font-color" officeooo:rsid="002cf852" officeooo:paragraph-rsid="002cf852" style:font-size-asian="10.5pt" style:font-size-complex="10.5pt"/>
    </style:style>
    <style:style style:name="P17" style:family="paragraph" style:parent-style-name="Standard">
      <style:text-properties style:font-name="Calibri" fo:font-size="10.5pt" style:text-underline-style="solid" style:text-underline-width="auto" style:text-underline-color="font-color" officeooo:rsid="00337c4f" officeooo:paragraph-rsid="00337c4f" style:font-size-asian="10.5pt" style:font-size-complex="10.5pt"/>
    </style:style>
    <style:style style:name="P18" style:family="paragraph" style:parent-style-name="Standard">
      <style:text-properties style:font-name="Calibri" fo:font-size="10.5pt" style:text-underline-style="solid" style:text-underline-width="auto" style:text-underline-color="font-color" officeooo:rsid="0036daea" officeooo:paragraph-rsid="0036daea" style:font-size-asian="10.5pt" style:font-size-complex="10.5pt"/>
    </style:style>
    <style:style style:name="P19" style:family="paragraph" style:parent-style-name="Standard">
      <style:text-properties style:font-name="Calibri" fo:font-size="10.5pt" officeooo:rsid="00049a16" officeooo:paragraph-rsid="00049a16" style:font-size-asian="10.5pt" style:font-size-complex="10.5pt"/>
    </style:style>
    <style:style style:name="P20" style:family="paragraph" style:parent-style-name="Standard">
      <style:text-properties style:font-name="Calibri" fo:font-size="10.5pt" officeooo:rsid="00049a16" officeooo:paragraph-rsid="0039578b" style:font-size-asian="10.5pt" style:font-size-complex="10.5pt"/>
    </style:style>
    <style:style style:name="P21" style:family="paragraph" style:parent-style-name="Standard" style:list-style-name="L1">
      <style:text-properties style:font-name="Calibri" fo:font-size="10.5pt" style:text-underline-style="none" officeooo:rsid="00049a16" officeooo:paragraph-rsid="001410a3" style:font-size-asian="10.5pt" style:font-size-complex="10.5pt"/>
    </style:style>
    <style:style style:name="P22" style:family="paragraph" style:parent-style-name="Standard" style:list-style-name="L1">
      <style:text-properties officeooo:paragraph-rsid="0012ac6e"/>
    </style:style>
    <style:style style:name="P23" style:family="paragraph" style:parent-style-name="Standard">
      <style:text-properties officeooo:paragraph-rsid="0012ac6e"/>
    </style:style>
    <style:style style:name="P24" style:family="paragraph" style:parent-style-name="Standard" style:list-style-name="L2">
      <style:text-properties officeooo:paragraph-rsid="00303312"/>
    </style:style>
    <style:style style:name="P25" style:family="paragraph" style:parent-style-name="Standard">
      <style:text-properties officeooo:paragraph-rsid="002d3ff9"/>
    </style:style>
    <style:style style:name="P26" style:family="paragraph" style:parent-style-name="Standard" style:list-style-name="L3">
      <style:text-properties officeooo:paragraph-rsid="0036daea"/>
    </style:style>
    <style:style style:name="P27" style:family="paragraph" style:parent-style-name="Heading">
      <style:paragraph-properties fo:text-align="center" style:justify-single-word="false"/>
      <style:text-properties style:text-underline-style="solid" style:text-underline-width="auto" style:text-underline-color="font-color"/>
    </style:style>
    <style:style style:name="T1" style:family="text">
      <style:text-properties style:text-underline-style="none"/>
    </style:style>
    <style:style style:name="T2" style:family="text">
      <style:text-properties officeooo:rsid="000668b5"/>
    </style:style>
    <style:style style:name="T3" style:family="text">
      <style:text-properties officeooo:rsid="00095733"/>
    </style:style>
    <style:style style:name="T4" style:family="text">
      <style:text-properties officeooo:rsid="000cba92"/>
    </style:style>
    <style:style style:name="T5" style:family="text">
      <style:text-properties officeooo:rsid="0012ac6e"/>
    </style:style>
    <style:style style:name="T6" style:family="text">
      <style:text-properties style:font-name="Calibri" fo:font-size="10.5pt" style:text-underline-style="none" officeooo:rsid="0012ac6e" style:font-size-asian="10.5pt" style:font-size-complex="10.5pt"/>
    </style:style>
    <style:style style:name="T7" style:family="text">
      <style:text-properties style:font-name="Calibri" fo:font-size="10pt" style:text-underline-style="none" officeooo:rsid="00155f6c" style:font-size-asian="10pt" style:font-size-complex="10pt"/>
    </style:style>
    <style:style style:name="T8" style:family="text">
      <style:text-properties style:font-name="Calibri" fo:font-size="10pt" officeooo:rsid="002d3ff9" style:font-size-asian="10pt" style:font-size-complex="10pt"/>
    </style:style>
    <style:style style:name="T9" style:family="text">
      <style:text-properties style:font-name="Calibri" fo:font-size="10pt" officeooo:rsid="002df197" style:font-size-asian="10pt" style:font-size-complex="10pt"/>
    </style:style>
    <style:style style:name="T10" style:family="text">
      <style:text-properties style:font-name="Calibri" fo:font-size="10pt" officeooo:rsid="00049a16" style:font-size-asian="10pt" style:font-size-complex="10pt"/>
    </style:style>
    <style:style style:name="T11" style:family="text">
      <style:text-properties style:font-name="Calibri" fo:font-size="10pt" officeooo:rsid="00095733" style:font-size-asian="10pt" style:font-size-complex="10pt"/>
    </style:style>
    <style:style style:name="T12" style:family="text">
      <style:text-properties style:font-name="Calibri" fo:font-size="10pt" officeooo:rsid="000cba92" style:font-size-asian="10pt" style:font-size-complex="10pt"/>
    </style:style>
    <style:style style:name="T13" style:family="text">
      <style:text-properties officeooo:rsid="001602ba"/>
    </style:style>
    <style:style style:name="T14" style:family="text">
      <style:text-properties style:text-position="0% 100%" style:font-name="Calibri" fo:font-size="10pt" style:text-underline-style="none" officeooo:rsid="00155f6c" style:font-size-asian="10pt" style:font-size-complex="10pt"/>
    </style:style>
    <style:style style:name="T15" style:family="text">
      <style:text-properties officeooo:rsid="00298915"/>
    </style:style>
    <style:style style:name="T16" style:family="text">
      <style:text-properties fo:font-size="10pt" officeooo:rsid="0012ac6e" style:font-size-asian="10pt" style:font-size-complex="10pt"/>
    </style:style>
    <style:style style:name="T17" style:family="text">
      <style:text-properties style:text-underline-style="solid" style:text-underline-width="auto" style:text-underline-color="font-color"/>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gramming Assignment 1 - Implement a fixed depth decision tree.</text:p>
      <text:p text:style-name="P12"/>
      <text:p text:style-name="P12">Team Details:</text:p>
      <text:p text:style-name="P1">1) Rahul Pasunuri (<text:a xlink:type="simple" xlink:href="mailto:rahupasu@indiana.edu"><text:span text:style-name="T1">rahupasu@indiana.edu</text:span></text:a>)</text:p>
      <text:p text:style-name="P1">2) Huzefa Dargahwala(<text:a xlink:type="simple" xlink:href="mailto:hydargah@indiana.edu"><text:span text:style-name="T1">hydargah@indiana.edu</text:span></text:a>)</text:p>
      <text:p text:style-name="P1"/>
      <text:p text:style-name="P13">Introduction:</text:p>
      <text:p text:style-name="P2"/>
      <text:p text:style-name="P2">This project implements a fixed depth decision tree algorithm using Python (2.7). <text:s/><text:span text:style-name="T2">The decision tree is built in a top down approach, and decision to split at every node is done in a greedy fashion</text:span>. The algorithm uses "Information gain" as the deciding factor for splitting a node. This algorithm does binary splits using the one vs rest approach for every possible feature, <text:span text:style-name="T3">i.e. every (feature, value) pair is considered as a feasible criterion for splitting at that node. And the split which gives us the maximum Information gain will be employed. The learnt tree is then applied on two datasets and the results are compared with the J48 implementaion of weka.</text:span></text:p>
      <text:p text:style-name="P2"/>
      <text:p text:style-name="P15">Few Definitions:</text:p>
      <text:p text:style-name="P15"/>
      <text:list xml:id="list2893448510979583789" text:style-name="L1">
        <text:list-item>
          <text:p text:style-name="P22"><text:span text:style-name="T6">Entropy: </text:span><text:span text:style-name="T7">This is used to measure the impurity or uncertainity </text:span><text:span text:style-name="T14">o</text:span><text:span text:style-name="T7">f a given distribution [2].</text:span></text:p>
        </text:list-item>
      </text:list>
      <text:p text:style-name="P23"><text:tab/><text:tab/><text:span text:style-name="T13">H(Y) = </text:span><text:span text:style-name="T13"><draw:frame draw:style-name="fr1" draw:name="Object1" text:anchor-type="as-char" svg:y="-0.1701in" svg:width="0.878in" svg:height="0.339in" draw:z-index="0"><draw:object xlink:href="./Object 1" xlink:type="simple" xlink:show="embed" xlink:actuate="onLoad"/><draw:image xlink:href="./ObjectReplacements/Object 1" xlink:type="simple" xlink:show="embed" xlink:actuate="onLoad"/></draw:frame></text:span></text:p>
      <text:p text:style-name="P23"><text:span text:style-name="T6"/></text:p>
      <text:list xml:id="list194302546801883" text:continue-numbering="true" text:style-name="L1">
        <text:list-item>
          <text:p text:style-name="P21"><text:span text:style-name="T5">Information Gain: </text:span><text:span text:style-name="T16">This is used to measure the expected reduction in uncertainity of the distibution with the paritioning of the samples based on an attribute [2].</text:span></text:p>
        </text:list-item>
      </text:list>
      <text:p text:style-name="P10"/>
      <text:p text:style-name="P5"><text:span text:style-name="T1"><text:tab/></text:span><text:span text:style-name="T1"><draw:frame draw:style-name="fr1" draw:name="Object2" text:anchor-type="as-char" svg:y="-0.2693in" svg:width="2.8917in" svg:height="0.4465in" draw:z-index="1"><draw:object xlink:href="./Object 2" xlink:type="simple" xlink:show="embed" xlink:actuate="onLoad"/><draw:image xlink:href="./ObjectReplacements/Object 2" xlink:type="simple" xlink:show="embed" xlink:actuate="onLoad"/></draw:frame></text:span></text:p>
      <text:p text:style-name="P2"/>
      <text:p text:style-name="P11"><text:tab/><text:span text:style-name="T15">Here, <text:s/>S is the collection of samples, and A is the attribute which is being in consideration for the split. </text:span></text:p>
      <text:p text:style-name="P3"/>
      <text:p text:style-name="P3"/>
      <text:p text:style-name="P16">Criterion for stopping the tree from splitting:</text:p>
      <text:p text:style-name="P6"/>
      <text:p text:style-name="P25"><text:span text:style-name="T8">We stop building the tree, when atleast one of the following criterion is met: </text:span></text:p>
      <text:list xml:id="list22112006145677132" text:style-name="L2">
        <text:list-item>
          <text:p text:style-name="P24"><text:span text:style-name="T8">There is no information gain in splitting any node further.</text:span></text:p>
        </text:list-item>
        <text:list-item>
          <text:p text:style-name="P24"><text:span text:style-name="T8">The tree grew to the maximum allowed depth size, </text:span><text:span text:style-name="T9">which is</text:span><text:span text:style-name="T8"> given in the command line arguments.</text:span></text:p>
        </text:list-item>
        <text:list-item>
          <text:p text:style-name="P7">Splits with all possible criterion are done, i.e., there is no new (feature, value) pair, with with a new split can happen.</text:p>
        </text:list-item>
      </text:list>
      <text:p text:style-name="P8"/>
      <text:p text:style-name="P17">Inductive bias of the learnt tree:</text:p>
      <text:p text:style-name="P9">Shorter trees are preferred over larger trees, and the splits with highest information gain are kept close to the node.</text:p>
      <text:p text:style-name="P3"/>
      <text:p text:style-name="P3"></text:p>
      <text:p text:style-name="P3">Running Application: <text:s text:c="2"/></text:p>
      <text:p text:style-name="P3">The sytax of the command which has to be executed can be seen below:</text:p>
      <text:p text:style-name="P3"></text:p>
      <text:p text:style-name="P3"><text:tab/>python decTree.py &lt;training-file-name&gt; &lt;test-file-name&gt; [&lt;threshold&gt; [depth]]</text:p>
      <text:p text:style-name="P3"></text:p>
      <text:p text:style-name="P3">Arguments:</text:p>
      <text:p text:style-name="P3">1) training-file-name: This is the name of the file which contains the training dataset.</text:p>
      <text:p text:style-name="P3">2) test-file-name: This is the name of the file which contains the test dataset.</text:p>
      <text:p text:style-name="P3"><text:soft-page-break/>3) threshold: This is the threshold parameter, which is of float type. The split at a node is done, only if the maximum achievable "Information gain" at that node is greater than this threshold parameter. This is an optional parameter, and if it is not set then it will be defaulted to the value '0'.</text:p>
      <text:p text:style-name="P3">4) depth: This is the maximum depth of the decision tree, which has to be learnt. This is also an optional parameter, and the default value of it is "10".</text:p>
      <text:p text:style-name="P3"></text:p>
      <text:p text:style-name="P3">Note that, in-order to override the depth parameter, even the threshold parameter has to be overriden.</text:p>
      <text:p text:style-name="P3"></text:p>
      <text:p text:style-name="P14">Examples:</text:p>
      <text:p text:style-name="P3">1) python decTree.py "zoo-train.csv" "zoo-test.csv" 0.001 5</text:p>
      <text:p text:style-name="P3">Here, "zoo-train.csv" is the name of the training dataset, and "zoo-test.csv" is the name of the test dataset. Here, '0.001' is used as the threshold parameter, and '5' is used as the maximum allowed depth of the decision tree.</text:p>
      <text:p text:style-name="P3"></text:p>
      <text:p text:style-name="P3">2) python decTree.py "foodInspectionTrain.csv" "foodInspectionTest.csv"</text:p>
      <text:p text:style-name="P3">Here, as the values of the threshold and depth are not given, they will be defaulted to 0, 10 respectively.</text:p>
      <text:p text:style-name="P3"></text:p>
      <text:p text:style-name="P3">3) python decTree.py "foodInspectionTrain.csv" "foodInspectionTest.csv" 0.001</text:p>
      <text:p text:style-name="P3">Here, the value of the threshold will be overriden to '0.001', but the maximum depth of the tree will be given the default value.</text:p>
      <text:p text:style-name="P3"></text:p>
      <text:p text:style-name="P3"></text:p>
      <text:p text:style-name="P19"><text:span text:style-name="T17">Project's File structure:</text:span></text:p>
      <text:p text:style-name="P19"><text:span text:style-name="T17"/></text:p>
      <text:p text:style-name="P3">1) createDataSet.py</text:p>
      <text:p text:style-name="P3"></text:p>
      <text:p text:style-name="P20"></text:p>
      <text:p text:style-name="P20"/>
      <text:p text:style-name="P20"><text:span text:style-name="T17">Limitations of the project:</text:span></text:p>
      <text:p text:style-name="P4"/>
      <text:list xml:id="list198290971735366293" text:style-name="L3">
        <text:list-item>
          <text:p text:style-name="P26"><text:span text:style-name="T10">The algorithm only supports binary splits. </text:span></text:p>
        </text:list-item>
        <text:list-item>
          <text:p text:style-name="P26"><text:span text:style-name="T10">The algorithm does not work as expected if the test/training dataset has missing values.</text:span></text:p>
        </text:list-item>
        <text:list-item>
          <text:p text:style-name="P26"><text:span text:style-name="T11">Our algorithm doesn't do backtracking. So, it maynot converge to the global optimum.</text:span></text:p>
        </text:list-item>
        <text:list-item>
          <text:p text:style-name="P26"><text:span text:style-name="T12">The algorithm doesn't handle data which have features with continous values.</text:span></text:p>
        </text:list-item>
        <text:list-item>
          <text:p text:style-name="P26"><text:span text:style-name="T12">All the attributes in this algorithm are given equal weights. So, it might not work as expected, when different weights <text:s/>are to assigned to the attributes.</text:span></text:p>
        </text:list-item>
      </text:list>
      <text:p text:style-name="P4"/>
      <text:p text:style-name="P18">Summary:</text:p>
      <text:p text:style-name="P3"/>
      <text:p text:style-name="P3"></text:p>
      <text:p text:style-name="P14">References:</text:p>
      <text:p text:style-name="P3">1) Programming Collective Intelligence, Building Smart Web 2.0 Applications, O'REILLY, First Edition, by Toby Segaran.</text:p>
      <text:p text:style-name="P3">2) Machine Learning, McGraw Hill Education Private Limited, by Tom M. Mitchel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hul </meta:initial-creator>
    <meta:creation-date>2014-09-21T19:00:17.388199643</meta:creation-date>
    <meta:generator>LibreOffice/4.2.6.3$Linux_X86_64 LibreOffice_project/420m0$Build-3</meta:generator>
    <dc:date>2014-09-21T19:43:01.706074768</dc:date>
    <dc:creator>rahul </dc:creator>
    <meta:editing-duration>PT39M35S</meta:editing-duration>
    <meta:editing-cycles>53</meta:editing-cycles>
    <meta:document-statistic meta:table-count="0" meta:image-count="0" meta:object-count="2" meta:page-count="2" meta:paragraph-count="59" meta:word-count="665" meta:character-count="4147" meta:non-whitespace-character-count="3487"/>
  </office:meta>
</office:document-meta>
</file>

<file path=Object 1/content.xml><?xml version="1.0" encoding="utf-8"?>
<math xmlns="http://www.w3.org/1998/Math/MathML" display="block">
  <semantics>
    <mrow>
      <mrow>
        <munder>
          <mo stretchy="false">∑</mo>
          <mi>i</mi>
        </munder>
        <msub>
          <mi>p</mi>
          <mi>i</mi>
        </msub>
      </mrow>
      <msub>
        <mi>log</mi>
        <mn>2</mn>
      </msub>
      <msub>
        <mi>p</mi>
        <mi>i</mi>
      </msub>
    </mrow>
    <annotation encoding="StarMath 5.0">sum from{i} { p_i} {log_2}{p_i}</annotation>
  </semantics>
</math>
</file>

<file path=Object 2/content.xml><?xml version="1.0" encoding="utf-8"?>
<math xmlns="http://www.w3.org/1998/Math/MathML" display="block">
  <semantics>
    <mrow>
      <mi mathvariant="italic">Gain</mi>
      <mrow>
        <mrow>
          <mo fence="true" stretchy="false">(</mo>
          <mrow>
            <mrow>
              <mi>S</mi>
              <mi>,</mi>
              <mi>A</mi>
            </mrow>
          </mrow>
          <mo fence="true" stretchy="false">)</mo>
        </mrow>
        <mo stretchy="false">=</mo>
        <mi>H</mi>
      </mrow>
      <mrow>
        <mrow>
          <mo fence="true" stretchy="false">(</mo>
          <mrow>
            <mi>S</mi>
          </mrow>
          <mo fence="true" stretchy="false">)</mo>
        </mrow>
        <mo stretchy="false">−</mo>
        <mrow>
          <munder>
            <mo stretchy="false">∑</mo>
            <mrow>
              <mrow>
                <mi>v</mi>
                <mo stretchy="false">∈</mo>
                <mi mathvariant="italic">values</mi>
              </mrow>
              <mrow>
                <mo fence="true" stretchy="false">(</mo>
                <mrow>
                  <mi>A</mi>
                </mrow>
                <mo fence="true" stretchy="false">)</mo>
              </mrow>
            </mrow>
          </munder>
          <mrow>
            <mo fence="true" stretchy="false">(</mo>
            <mrow>
              <mfrac>
                <mrow>
                  <mo fence="true" stretchy="false">|</mo>
                  <mrow>
                    <msub>
                      <mi>S</mi>
                      <mi>v</mi>
                    </msub>
                  </mrow>
                  <mo fence="true" stretchy="false">|</mo>
                </mrow>
                <mrow>
                  <mo fence="true" stretchy="false">|</mo>
                  <mrow>
                    <mi>S</mi>
                  </mrow>
                  <mo fence="true" stretchy="false">|</mo>
                </mrow>
              </mfrac>
            </mrow>
            <mo fence="true" stretchy="false">)</mo>
          </mrow>
        </mrow>
      </mrow>
      <mi>H</mi>
      <mrow>
        <mo fence="true" stretchy="false">(</mo>
        <mrow>
          <msub>
            <mi>S</mi>
            <mi>v</mi>
          </msub>
        </mrow>
        <mo fence="true" stretchy="false">)</mo>
      </mrow>
    </mrow>
    <annotation encoding="StarMath 5.0">Gain( S, A ) = H( S ) - sum from { v in values(A)} ({lline S_v rline} over { lline  S rline}) H({ S_v})</annotation>
  </semantics>
</math>
</file>